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3ea" officeooo:paragraph-rsid="00160228"/>
    </style:style>
    <style:style style:name="P2" style:family="paragraph" style:parent-style-name="Standard">
      <style:text-properties fo:language="hu" fo:country="HU" officeooo:rsid="001413ea" officeooo:paragraph-rsid="001413ea"/>
    </style:style>
    <style:style style:name="P3" style:family="paragraph" style:parent-style-name="Standard">
      <style:text-properties fo:language="hu" fo:country="HU" officeooo:rsid="001413ea" officeooo:paragraph-rsid="001e0440"/>
    </style:style>
    <style:style style:name="P4" style:family="paragraph" style:parent-style-name="Standard">
      <style:text-properties fo:language="hu" fo:country="HU" officeooo:rsid="001ac5bf" officeooo:paragraph-rsid="001ac5bf"/>
    </style:style>
    <style:style style:name="P5" style:family="paragraph" style:parent-style-name="Standard">
      <style:text-properties fo:language="hu" fo:country="HU" officeooo:rsid="001e0440" officeooo:paragraph-rsid="001e0440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hu" fo:country="HU" officeooo:paragraph-rsid="00179b24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hu" fo:country="HU" officeooo:rsid="00179b24" officeooo:paragraph-rsid="00179b24"/>
    </style:style>
    <style:style style:name="P8" style:family="paragraph" style:parent-style-name="Standard">
      <style:paragraph-properties fo:margin-left="1.9693in" fo:margin-right="0in" fo:text-indent="0in" style:auto-text-indent="false"/>
      <style:text-properties fo:language="hu" fo:country="HU" officeooo:rsid="001413ea" officeooo:paragraph-rsid="001413ea"/>
    </style:style>
    <style:style style:name="P9" style:family="paragraph" style:parent-style-name="Standard" style:list-style-name="L1">
      <style:text-properties fo:language="hu" fo:country="HU" officeooo:rsid="00160228" officeooo:paragraph-rsid="00179b24"/>
    </style:style>
    <style:style style:name="P10" style:family="paragraph" style:parent-style-name="Standard">
      <style:text-properties fo:language="hu" fo:country="HU" officeooo:rsid="001413ea" officeooo:paragraph-rsid="001e0440"/>
    </style:style>
    <style:style style:name="P11" style:family="paragraph" style:parent-style-name="Standard" style:list-style-name="L1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fo:language="hu" fo:country="HU" officeooo:rsid="00160228" officeooo:paragraph-rsid="00179b24"/>
    </style:style>
    <style:style style:name="P12" style:family="paragraph" style:parent-style-name="Standard" style:list-style-name="L1">
      <loext:graphic-properties draw:fill="none"/>
      <style:paragraph-properties fo:margin-left="0.6252in" fo:margin-right="0in" fo:text-indent="-0.25in" style:auto-text-indent="false" fo:background-color="transparent"/>
      <style:text-properties fo:language="hu" fo:country="HU" officeooo:rsid="00160228" officeooo:paragraph-rsid="00179b24"/>
    </style:style>
    <style:style style:name="T1" style:family="text">
      <style:text-properties officeooo:rsid="00160228"/>
    </style:style>
    <style:style style:name="T2" style:family="text">
      <style:text-properties officeooo:rsid="00179b24"/>
    </style:style>
    <style:style style:name="T3" style:family="text">
      <style:text-properties officeooo:rsid="001e0440"/>
    </style:style>
    <style:style style:name="T4" style:family="text">
      <style:text-properties officeooo:rsid="001ee2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k szeretettel üdvözlök mindenkit és köszönöm a megtisztelő figyelm<text:span text:style-name="T2">ü</text:span>ket. A nevem Kiss Attila István és <text:span text:style-name="T3">én </text:span>leszek bemutató<text:span text:style-name="T3">n <text:s/>a</text:span> storage-os csávója, aki a tároló<text:span text:style-name="T1">kért </text:span>leszek felelős. <text:span text:style-name="T1">Pár mondatban, de a teljesség igénye nélkül összefoglalom az elvégzendő feladatokat. </text:span></text:p>
      <text:p text:style-name="P2"/>
      <text:p text:style-name="P5">Poductive környezet:</text:p>
      <text:p text:style-name="P3">A feladatom a produktív és a fejlesztői környezet számára biztosítsam az adatok tárolására szükséges iscsi lun-okat. A produktív környezetben <text:span text:style-name="T2">HPE </text:span>Nimbel storage biztosítja a lun-okat a szokásos beépített és elérhető funkciókkal.</text:p>
      <text:p text:style-name="P3"><text:tab/><text:tab/><text:tab/><text:tab/>- <text:span text:style-name="T4">gyorsaság</text:span></text:p>
      <text:p text:style-name="P3"><text:tab/><text:tab/><text:tab/><text:tab/>- <text:span text:style-name="T4">megbízhatóság</text:span></text:p>
      <text:p text:style-name="P3"><text:tab/><text:tab/><text:tab/><text:tab/>-<text:span text:style-name="T4">gyártói támogatás</text:span><text:tab/></text:p>
      <text:p text:style-name="P3"/>
      <text:p text:style-name="P5">Fejlesztői környezet:</text:p>
      <text:p text:style-name="P3">A fejlesztői környezetben a CentOS alapon készítem el a iscsi target-et minden szokásos tárolókra jellemző funkcióval.</text:p>
      <text:p text:style-name="P8">- rugalmasság</text:p>
      <text:p text:style-name="P8">- bővíthetőség</text:p>
      <text:p text:style-name="P8">- <text:span text:style-name="T4">olcsóság</text:span></text:p>
      <text:p text:style-name="P2"/>
      <text:p text:style-name="P4">CentOS iSCSI</text:p>
      <text:list xml:id="list3443574315" text:style-name="L1">
        <text:list-item>
          <text:p text:style-name="P9">Slide</text:p>
          <text:list>
            <text:list-item>
              <text:p text:style-name="P11">Az slide-on látható a HDD-k összessége, melyek egy RAID6-os tömbe <text:span text:style-name="T3">lesznek</text:span> összerendelve, annak érdekében, hogy akár két HDD meghibásodása esetén is konzisztensek maradnak az tárolt adatok.</text:p>
            </text:list-item>
            <text:list-item>
              <text:p text:style-name="P12">A RAID tömbre <text:span text:style-name="T3">be lesz</text:span> húzva egy LVM (logical volume group) <text:span text:style-name="T3">alá</text:span>, aminek segítségével HDD fizikai kapcitásától különböző kapacitású virtuális HDD-et (volumokat) <text:span text:style-name="T3">fogok</text:span> készíteni és használni.</text:p>
            </text:list-item>
            <text:list-item>
              <text:p text:style-name="P12">Az LVM-ben kialakított virtuális HDD-ek a crytpsetup applikációval <text:span text:style-name="T3">fogok </text:span>titkosít<text:span text:style-name="T3">ani.</text:span> A titkosítás azért fontos, hogy az esetlegesen meghibásodó vagy kisebb teljesítményű adathordozókat biztonságosan tudjuk a tömbből eltávolítani, úgy hogy szenzitív adatok biztonságban maradhassanak.</text:p>
            </text:list-item>
            <text:list-item>
              <text:p text:style-name="P12">A titkosított HDD-et adom át a iSCSI target applikációnak, amelyek így már kiajálható az initiator-nak.</text:p>
            </text:list-item>
          </text:list>
        </text:list-item>
      </text:list>
      <text:p text:style-name="P6"/>
      <text:p text:style-name="P7">Köszönöm a figyelm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9:08:40.191586756</meta:creation-date>
    <dc:date>2019-12-10T19:24:36.780924257</dc:date>
    <meta:editing-duration>PT1H35M49S</meta:editing-duration>
    <meta:editing-cycles>4</meta:editing-cycles>
    <meta:generator>LibreOffice/6.2.0.3$Linux_X86_64 LibreOffice_project/98c6a8a1c6c7b144ce3cc729e34964b47ce25d62</meta:generator>
    <meta:document-statistic meta:table-count="0" meta:image-count="0" meta:object-count="0" meta:page-count="1" meta:paragraph-count="18" meta:word-count="211" meta:character-count="1565" meta:non-whitespace-character-count="1362"/>
  </office:meta>
</office:document-meta>
</file>